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5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HOUSE FOR THE KING OF KINGS (5:1-18; 6:1-38; 7:13-5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HOUSE FOR THE KING OF KINGS (5:1-18; 6:1-38; 7:13-5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parations (5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eparations (5:1-1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supplier (5:1-1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supplier (5:1-12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Solomon's request (5:1-6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iram's reassurance (5:7-1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eparations (5:1-18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supplier (5:1-12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skilled workers (5:13-18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A HOUSE FOR THE KING OF KINGS (5:1-18; 6:1-38; 7:13-5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eparations (5:1-18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articulars (6:1-38; 7:13-5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particulars (6:1-38; 7:13-51)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time schedules for the Temple (6:1, 37-38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time schedules for the Temple (6:1, 37-38)<text:s text:c="1"/></text:span><text:span text:style-name="a517" text:class-names=""/></text:p>
          </draw:text-box>
          <svg:title/>
          <svg:desc/>
        </draw:frame>
        <draw:frame draw:id="id98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Its commissioning (6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Its completion (6:37-38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particulars (6:1-38; 7:13-51)<text:s text:c="1"/></text:span><text:span text:style-name="a532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time schedules for the Temple (6:1, 37-3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size of the Temple (6: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tructure of the Temple (6:3-10, 14-3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structure of the Temple (6:3-10, 14-36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exterior (6:3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interior (6:14-3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culars (6:1-38; 7:13-51)<text:s text:c="1"/></text:span><text:span text:style-name="a565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time schedules for the Temple (6:1, 37-38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size of the Temple (6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tructure of the Temple (6:3-10, 14-36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omise from the Temple (6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fixtures in the Temple (7:13-5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fixtures in the Temple (7:13-51):<text:s text:c="1"/></text:span><text:span text:style-name="a589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two bronze pillars (7:15-22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bronze Sea (7:23-2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en bronze water carts (7:27-3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gold altar, the gold table for the Bread of the Presence, the gold lampstands, etc. (7:48-51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particulars (6:1-38; 7:13-51)<text:s text:c="1"/></text:span><text:span text:style-name="a610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time schedules for the Temple (6:1, 37-38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size of the Temple (6:2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structure of the Temple (6:3-10, 14-36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promise from the Temple (6:11-13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fixtures in the Temple (7:13-5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12-tx-Title-and-Text" presentation:presentation-page-layout-name="Master1-PPL12" draw:id="Slide-269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A HOUSE FOR THE KING OF KINGS (5:1-18; 6:1-38; 7:13-51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preparations (5:1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articulars (6:1-38; 7:13-5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1 Kings 5-7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A HOUSE FOR THE KING OF KINGS (5:1-18; 6:1-38; 7:13-51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A HOUSE FOR THE KING OF ISRAEL (7:1-12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A HOUSE FOR THE KING OF ISRAEL (7:1-12):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ime (7: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dimensions (7:2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1 Kings 5-7<text:s text:c="1"/></text:span><text:span text:style-name="a679" text:class-names=""/></text:p>
          </draw:text-box>
          <svg:title/>
          <svg:desc/>
        </draw:frame>
        <draw:frame draw:id="id116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A HOUSE FOR THE KING OF KINGS (5:1-18; 6:1-38; 7:13-5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A HOUSE FOR THE KING OF ISRAEL (7:1-1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5-7 </dc:title>
    <meta:initial-creator>David STRICKLAND</meta:initial-creator>
    <dc:creator>David STRICKLAND</dc:creator>
    <meta:creation-date>2020-02-23T23:08:24Z</meta:creation-date>
    <dc:date>2020-02-23T23:08:24Z</dc:date>
    <meta:template xlink:href="BibleStudy" xlink:type="simple"/>
    <meta:editing-cycles>1</meta:editing-cycles>
    <meta:editing-duration>PT0S</meta:editing-duration>
    <meta:document-statistic meta:paragraph-count="56" meta:word-count="497"/>
  </office:meta>
</office:document-meta>
</file>